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2.33cm" fo:margin-left="0.222cm" table:align="left"/>
    </style:style>
    <style:style style:name="Table2.A" style:family="table-column">
      <style:table-column-properties style:column-width="12.33cm"/>
    </style:style>
    <style:style style:name="Table2.A1" style:family="table-cell">
      <style:table-cell-properties style:vertical-align="middle" fo:padding="0cm" fo:border="none"/>
    </style:style>
    <style:style style:name="Table1" style:family="table">
      <style:table-properties style:width="12.33cm" fo:margin-left="0.222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8.837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1.A2" style:family="table-cell">
      <style:table-cell-properties style:vertical-align="middle" fo:padding-left="0cm" fo:padding-right="0.265cm" fo:padding-top="0cm" fo:padding-bottom="0cm" fo:border-left="none" fo:border-right="0.75pt solid #eeeeee" fo:border-top="none" fo:border-bottom="none"/>
    </style:style>
    <style:style style:name="Table1.B14" style:family="table-cell">
      <style:table-cell-properties fo:padding="0.049cm" fo:border="none"/>
    </style:style>
    <style:style style:name="P1" style:family="paragraph" style:parent-style-name="Standard">
      <style:text-properties officeooo:rsid="001190a1" officeooo:paragraph-rsid="0006fe95"/>
    </style:style>
    <style:style style:name="P2" style:family="paragraph" style:parent-style-name="Standard">
      <style:text-properties officeooo:rsid="000c4fe9" officeooo:paragraph-rsid="0007f537"/>
    </style:style>
    <style:style style:name="P3" style:family="paragraph" style:parent-style-name="Standard">
      <style:text-properties officeooo:rsid="0007f537" officeooo:paragraph-rsid="0007f537"/>
    </style:style>
    <style:style style:name="P4" style:family="paragraph" style:parent-style-name="Standard">
      <style:text-properties officeooo:paragraph-rsid="001326ff"/>
    </style:style>
    <style:style style:name="P5" style:family="paragraph" style:parent-style-name="Text_20_body">
      <style:text-properties officeooo:rsid="00067856" officeooo:paragraph-rsid="00067856"/>
    </style:style>
    <style:style style:name="P6" style:family="paragraph" style:parent-style-name="Text_20_body">
      <style:text-properties officeooo:rsid="00067856" officeooo:paragraph-rsid="000e48d2"/>
    </style:style>
    <style:style style:name="P7" style:family="paragraph" style:parent-style-name="Text_20_body">
      <style:text-properties officeooo:rsid="0007f537" officeooo:paragraph-rsid="0007f537"/>
    </style:style>
    <style:style style:name="P8" style:family="paragraph" style:parent-style-name="Text_20_body">
      <style:text-properties officeooo:rsid="0009e2e0" officeooo:paragraph-rsid="0009e2e0"/>
    </style:style>
    <style:style style:name="P9" style:family="paragraph" style:parent-style-name="Text_20_body">
      <style:text-properties officeooo:rsid="000a698d" officeooo:paragraph-rsid="000a698d"/>
    </style:style>
    <style:style style:name="P10" style:family="paragraph" style:parent-style-name="Text_20_body">
      <style:text-properties officeooo:rsid="000f5721" officeooo:paragraph-rsid="000f5721"/>
    </style:style>
    <style:style style:name="P11" style:family="paragraph" style:parent-style-name="Text_20_body">
      <style:text-properties officeooo:rsid="000a24c0" officeooo:paragraph-rsid="000a24c0"/>
    </style:style>
    <style:style style:name="P12" style:family="paragraph" style:parent-style-name="Text_20_body">
      <style:text-properties officeooo:rsid="0017d42b" officeooo:paragraph-rsid="0017d42b"/>
    </style:style>
    <style:style style:name="P13" style:family="paragraph" style:parent-style-name="Text_20_body">
      <style:text-properties officeooo:rsid="0017d42b" officeooo:paragraph-rsid="001dfe26"/>
    </style:style>
    <style:style style:name="P14" style:family="paragraph" style:parent-style-name="Text_20_body">
      <style:text-properties officeooo:rsid="001d9f1c" officeooo:paragraph-rsid="001d9f1c"/>
    </style:style>
    <style:style style:name="P15" style:family="paragraph" style:parent-style-name="Text_20_body">
      <style:text-properties officeooo:rsid="001dfe26" officeooo:paragraph-rsid="001dfe26"/>
    </style:style>
    <style:style style:name="P16" style:family="paragraph" style:parent-style-name="Text_20_body">
      <style:text-properties officeooo:rsid="0013a730" officeooo:paragraph-rsid="001dfe26"/>
    </style:style>
    <style:style style:name="P17" style:family="paragraph" style:parent-style-name="Text_20_body">
      <style:text-properties officeooo:rsid="0013a730" officeooo:paragraph-rsid="0028ae74"/>
    </style:style>
    <style:style style:name="P18" style:family="paragraph" style:parent-style-name="Text_20_body">
      <style:text-properties officeooo:rsid="00201976" officeooo:paragraph-rsid="001fa69c"/>
    </style:style>
    <style:style style:name="P19" style:family="paragraph" style:parent-style-name="Text_20_body">
      <style:text-properties officeooo:rsid="0025eb13" officeooo:paragraph-rsid="0025eb13"/>
    </style:style>
    <style:style style:name="P20" style:family="paragraph" style:parent-style-name="Text_20_body">
      <style:text-properties officeooo:rsid="0025eb13" officeooo:paragraph-rsid="0028ae74"/>
    </style:style>
    <style:style style:name="P21" style:family="paragraph" style:parent-style-name="Text_20_body">
      <style:text-properties officeooo:rsid="0028ae74" officeooo:paragraph-rsid="0028ae74"/>
    </style:style>
    <style:style style:name="P22" style:family="paragraph" style:parent-style-name="Text_20_body">
      <style:text-properties officeooo:rsid="002cb616" officeooo:paragraph-rsid="002cb616"/>
    </style:style>
    <style:style style:name="P23" style:family="paragraph" style:parent-style-name="Text_20_body">
      <style:text-properties fo:font-weight="normal" officeooo:rsid="0028ae74" officeooo:paragraph-rsid="0028ae74" style:font-weight-asian="normal" style:font-weight-complex="normal"/>
    </style:style>
    <style:style style:name="P24" style:family="paragraph" style:parent-style-name="Text_20_body">
      <style:text-properties fo:font-weight="normal" officeooo:rsid="002922cd" officeooo:paragraph-rsid="0028bb55" style:font-weight-asian="normal" style:font-weight-complex="normal"/>
    </style:style>
    <style:style style:name="P25" style:family="paragraph" style:parent-style-name="Text_20_body">
      <style:text-properties officeooo:rsid="0020f056" officeooo:paragraph-rsid="0020f056"/>
    </style:style>
    <style:style style:name="P26" style:family="paragraph" style:parent-style-name="Text_20_body">
      <style:text-properties officeooo:rsid="002cbaaf" officeooo:paragraph-rsid="002cbaaf"/>
    </style:style>
    <style:style style:name="P27" style:family="paragraph" style:parent-style-name="Text_20_body">
      <style:text-properties officeooo:rsid="002de260" officeooo:paragraph-rsid="002de260"/>
    </style:style>
    <style:style style:name="P28" style:family="paragraph" style:parent-style-name="Text_20_body">
      <style:text-properties officeooo:rsid="002fbcaa" officeooo:paragraph-rsid="002fbcaa"/>
    </style:style>
    <style:style style:name="P29" style:family="paragraph" style:parent-style-name="Text_20_body">
      <style:text-properties officeooo:rsid="0030e0d3" officeooo:paragraph-rsid="0030e0d3"/>
    </style:style>
    <style:style style:name="P30" style:family="paragraph" style:parent-style-name="Title">
      <style:text-properties officeooo:rsid="00067856" officeooo:paragraph-rsid="00067856"/>
    </style:style>
    <style:style style:name="P31" style:family="paragraph" style:parent-style-name="Preformatted_20_Text">
      <style:text-properties officeooo:rsid="001190a1" officeooo:paragraph-rsid="0006fe95"/>
    </style:style>
    <style:style style:name="P32" style:family="paragraph" style:parent-style-name="Preformatted_20_Text">
      <style:text-properties officeooo:rsid="000c4fe9" officeooo:paragraph-rsid="0007f537"/>
    </style:style>
    <style:style style:name="P33" style:family="paragraph" style:parent-style-name="Preformatted_20_Text">
      <style:text-properties officeooo:rsid="000b17aa" officeooo:paragraph-rsid="000a698d"/>
    </style:style>
    <style:style style:name="P34" style:family="paragraph" style:parent-style-name="Preformatted_20_Text">
      <style:text-properties officeooo:rsid="00038c7e" officeooo:paragraph-rsid="000a698d"/>
    </style:style>
    <style:style style:name="P35" style:family="paragraph" style:parent-style-name="Preformatted_20_Text">
      <style:text-properties officeooo:rsid="0001b1f6" officeooo:paragraph-rsid="000bc971"/>
    </style:style>
    <style:style style:name="P36" style:family="paragraph" style:parent-style-name="Preformatted_20_Text">
      <style:text-properties officeooo:rsid="0001b1f6" officeooo:paragraph-rsid="000f5721"/>
    </style:style>
    <style:style style:name="P37" style:family="paragraph" style:parent-style-name="Preformatted_20_Text">
      <style:text-properties officeooo:rsid="000e48d2" officeooo:paragraph-rsid="000f5721"/>
    </style:style>
    <style:style style:name="P38" style:family="paragraph" style:parent-style-name="Preformatted_20_Text">
      <style:text-properties officeooo:rsid="000f5721" officeooo:paragraph-rsid="000f5721"/>
    </style:style>
    <style:style style:name="P39" style:family="paragraph" style:parent-style-name="Preformatted_20_Text">
      <style:text-properties officeooo:rsid="00106cdc" officeooo:paragraph-rsid="000f5721"/>
    </style:style>
    <style:style style:name="P40" style:family="paragraph" style:parent-style-name="Preformatted_20_Text">
      <style:text-properties officeooo:rsid="0013a730" officeooo:paragraph-rsid="001dfe26"/>
    </style:style>
    <style:style style:name="P41" style:family="paragraph" style:parent-style-name="Table_20_Contents">
      <style:text-properties officeooo:paragraph-rsid="001326ff"/>
    </style:style>
    <style:style style:name="P42" style:family="paragraph" style:parent-style-name="Text_20_body" style:list-style-name="List_20_1">
      <style:text-properties officeooo:rsid="00344685" officeooo:paragraph-rsid="00344685"/>
    </style:style>
    <style:style style:name="P43" style:family="paragraph" style:parent-style-name="Text_20_body" style:list-style-name="List_20_1">
      <style:text-properties officeooo:rsid="003623ca" officeooo:paragraph-rsid="003623ca"/>
    </style:style>
    <style:style style:name="P44" style:family="paragraph" style:parent-style-name="Text_20_body" style:list-style-name="List_20_1">
      <style:text-properties officeooo:rsid="00384cdc" officeooo:paragraph-rsid="00384cdc"/>
    </style:style>
    <style:style style:name="P45" style:family="paragraph" style:parent-style-name="Text_20_body" style:list-style-name="List_20_1">
      <style:text-properties officeooo:rsid="00395682" officeooo:paragraph-rsid="00395682"/>
    </style:style>
    <style:style style:name="P46" style:family="paragraph" style:parent-style-name="Text_20_body" style:list-style-name="List_20_1">
      <style:text-properties officeooo:rsid="0032a222" officeooo:paragraph-rsid="0032a222"/>
    </style:style>
    <style:style style:name="P47" style:family="paragraph" style:parent-style-name="Text_20_body" style:list-style-name="List_20_1">
      <style:text-properties officeooo:rsid="0033bc26" officeooo:paragraph-rsid="0033bc26"/>
    </style:style>
    <style:style style:name="P48" style:family="paragraph" style:parent-style-name="Text_20_body" style:list-style-name="List_20_1">
      <style:text-properties officeooo:rsid="003ab99e" officeooo:paragraph-rsid="003ab99e"/>
    </style:style>
    <style:style style:name="P49" style:family="paragraph" style:parent-style-name="Heading_20_1">
      <style:text-properties officeooo:rsid="00344685" officeooo:paragraph-rsid="00344685"/>
    </style:style>
    <style:style style:name="P50" style:family="paragraph" style:parent-style-name="Heading_20_1">
      <style:text-properties officeooo:rsid="0032a222" officeooo:paragraph-rsid="0032a222"/>
    </style:style>
    <style:style style:name="P51" style:family="paragraph" style:parent-style-name="Heading_20_2">
      <style:text-properties officeooo:rsid="00067856" officeooo:paragraph-rsid="00067856"/>
    </style:style>
    <style:style style:name="P52" style:family="paragraph" style:parent-style-name="Heading_20_2">
      <style:text-properties officeooo:rsid="0006fe95" officeooo:paragraph-rsid="000a24c0"/>
    </style:style>
    <style:style style:name="P53" style:family="paragraph" style:parent-style-name="Heading_20_2">
      <style:text-properties officeooo:rsid="0007f537" officeooo:paragraph-rsid="0007f537"/>
    </style:style>
    <style:style style:name="P54" style:family="paragraph" style:parent-style-name="Heading_20_2">
      <style:text-properties officeooo:rsid="002cbaaf" officeooo:paragraph-rsid="002cbaaf"/>
    </style:style>
    <style:style style:name="P55" style:family="paragraph" style:parent-style-name="Heading_20_2">
      <style:paragraph-properties fo:break-before="page"/>
      <style:text-properties officeooo:rsid="000fd293" officeooo:paragraph-rsid="000fd293"/>
    </style:style>
    <style:style style:name="P56" style:family="paragraph" style:parent-style-name="Heading_20_3">
      <style:text-properties officeooo:rsid="001720a8" officeooo:paragraph-rsid="00147f26"/>
    </style:style>
    <style:style style:name="P57" style:family="paragraph" style:parent-style-name="Heading_20_3">
      <style:text-properties officeooo:rsid="001720a8" officeooo:paragraph-rsid="001720a8"/>
    </style:style>
    <style:style style:name="P58" style:family="paragraph" style:parent-style-name="Heading_20_3">
      <style:text-properties officeooo:rsid="001bad3d" officeooo:paragraph-rsid="001bad3d"/>
    </style:style>
    <style:style style:name="P59" style:family="paragraph" style:parent-style-name="Heading_20_3">
      <style:text-properties officeooo:rsid="001d9f1c" officeooo:paragraph-rsid="001d9f1c"/>
    </style:style>
    <style:style style:name="P60" style:family="paragraph" style:parent-style-name="Heading_20_3">
      <style:text-properties officeooo:rsid="0020f056" officeooo:paragraph-rsid="0020f056"/>
    </style:style>
    <style:style style:name="P61" style:family="paragraph" style:parent-style-name="Heading_20_3">
      <style:text-properties officeooo:rsid="0025eb13" officeooo:paragraph-rsid="0025eb13"/>
    </style:style>
    <style:style style:name="P62" style:family="paragraph" style:parent-style-name="Heading_20_3">
      <style:text-properties officeooo:rsid="002de260" officeooo:paragraph-rsid="002de260"/>
    </style:style>
    <style:style style:name="T1" style:family="text">
      <style:text-properties officeooo:rsid="00067856"/>
    </style:style>
    <style:style style:name="T2" style:family="text">
      <style:text-properties officeooo:rsid="000a24c0"/>
    </style:style>
    <style:style style:name="T3" style:family="text">
      <style:text-properties officeooo:rsid="000bc971"/>
    </style:style>
    <style:style style:name="T4" style:family="text">
      <style:text-properties officeooo:rsid="0001b1f6"/>
    </style:style>
    <style:style style:name="T5" style:family="text">
      <style:text-properties officeooo:rsid="000f5721"/>
    </style:style>
    <style:style style:name="T6" style:family="text">
      <style:text-properties officeooo:rsid="00112898"/>
    </style:style>
    <style:style style:name="T7" style:family="text">
      <style:text-properties officeooo:rsid="001bad3d"/>
    </style:style>
    <style:style style:name="T8" style:family="text">
      <style:text-properties officeooo:rsid="001d9f1c"/>
    </style:style>
    <style:style style:name="T9" style:family="text">
      <style:text-properties officeooo:rsid="001dfe26"/>
    </style:style>
    <style:style style:name="T10" style:family="text">
      <style:text-properties officeooo:rsid="00201976"/>
    </style:style>
    <style:style style:name="T11" style:family="text">
      <style:text-properties officeooo:rsid="0028ae7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8bb55"/>
    </style:style>
    <style:style style:name="T15" style:family="text">
      <style:text-properties officeooo:rsid="0033bc26"/>
    </style:style>
    <style:style style:name="T16" style:family="text">
      <style:text-properties officeooo:rsid="0034cb99"/>
    </style:style>
    <style:style style:name="T17" style:family="text">
      <style:text-properties officeooo:rsid="00372b64"/>
    </style:style>
    <style:style style:name="T18" style:family="text">
      <style:text-properties officeooo:rsid="003a2699"/>
    </style:style>
    <style:style style:name="T19" style:family="text">
      <style:text-properties officeooo:rsid="003caf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estructuring the Mad parser</text:p>
      <text:p text:style-name="P5"/>
      <text:p text:style-name="P5"/>
      <text:h text:style-name="P55" text:outline-level="2">Introduction to Mad</text:h>
      <text:p text:style-name="P6">Mad is an Erlang application used to compile, build, package and deploy Erlang applications. <text:s/>This functionality is made available by parameters used when involking Mad. <text:span text:style-name="T3">The syntax of the command is given by:</text:span></text:p>
      <text:p text:style-name="P35">invoke = mad params</text:p>
      <text:p text:style-name="P35">params = [] | command [ options <text:s/>] params </text:p>
      <text:p text:style-name="P35">command = app | deps <text:s/>| clean | compile | up</text:p>
      <text:p text:style-name="P35"><text:s text:c="7"/>| release [ beam <text:s/>| ling <text:s/>| script <text:s/>| runc | depot ]</text:p>
      <text:p text:style-name="P35"><text:s text:c="7"/>| deploy <text:s/>| start | stop <text:s/>| attach <text:s/>| sh </text:p>
      <text:p text:style-name="P35"/>
      <text:p text:style-name="Text_20_body">The Mad package is built in a highly modular way. <text:s/><text:span text:style-name="T5">The commands and their parameter lists are formed into a list of {Command, Argument} pairs. <text:s/>Where there are no arguments the Argument is the empty list. <text:s/>The dispatcher is found vair the applications environment variable profile that has the default value mad_local. </text:span></text:p>
      <text:p text:style-name="P37">Dispatcher = <text:span text:style-name="T4">application:get_env(mad,profile,mad_local).</text:span></text:p>
      <text:p text:style-name="P37"/>
      <text:p text:style-name="P38">execute({Fun,Arg},Dispatcher) -&gt;</text:p>
      <text:p text:style-name="P36"><text:tab/>(Dispatcher):Fun(Arg)</text:p>
      <text:p text:style-name="P36"/>
      <text:p text:style-name="P10">The dispatcher is simple, it consists of implementations of the commands, that usually simply redirects the command to a module that provides that functionality. <text:s/>The default profile is:</text:p>
      <text:p text:style-name="P39">-module(mad_local).</text:p>
      <text:p text:style-name="P39">-compile(export_all).</text:p>
      <text:p text:style-name="P39"/>
      <text:p text:style-name="P39">compile(Params) <text:s text:c="2"/>-&gt; mad_compile:compile(Params).</text:p>
      <text:p text:style-name="P39">app(Params) <text:s text:c="6"/>-&gt; mad_static:app(Params).</text:p>
      <text:p text:style-name="P39">release(Params) <text:s text:c="2"/>-&gt; mad_release:release(Params).</text:p>
      <text:p text:style-name="P39">clean(Params) <text:s text:c="4"/>-&gt; mad_run:clean(Params).</text:p>
      <text:p text:style-name="P39">start(Params) <text:s text:c="4"/>-&gt; mad_run:start(Params).</text:p>
      <text:p text:style-name="P39">attach(Params) <text:s text:c="3"/>-&gt; mad_run:attach(Params).</text:p>
      <text:p text:style-name="P39">stop(Params) <text:s text:c="5"/>-&gt; mad_run:stop(Params).</text:p>
      <text:p text:style-name="P39">sh(Params) <text:s text:c="7"/>-&gt; mad_repl:sh(Params).</text:p>
      <text:p text:style-name="P39">deps(Params) <text:s text:c="5"/>-&gt; mad_git:deps(Params).</text:p>
      <text:p text:style-name="P39">up(Params) <text:s text:c="7"/>-&gt; mad_git:up(Params).</text:p>
      <text:p text:style-name="P39">fetch(Params) <text:s text:c="4"/>-&gt; mad_git:fetch(Params).</text:p>
      <text:p text:style-name="P36"/>
      <text:p text:style-name="P15">The calls interpreted by this profile command represent the commands that are actually available through the Mad command line, irrespective of the documentation,</text:p>
      <text:p text:style-name="P36"/>
      <text:p text:style-name="Text_20_body">Mad is packaged with itself into an escript. <text:s/></text:p>
      <text:h text:style-name="P56" text:outline-level="3">deps</text:h>
      <text:p text:style-name="P12">Downloads dependencies <text:span text:style-name="T7">as specified in the rebar.config file.</text:span></text:p>
      <text:h text:style-name="P57" text:outline-level="3">Compile</text:h>
      <text:p text:style-name="P13">Compiles all files. <text:s/>Multiple backends supported. <text:s/><text:span text:style-name="T9">The actual back end used is determined by the filename suffix used. <text:s/>An excerpt from mad_compile shows how this is achieved, and what backends are supported.</text:span></text:p>
      <text:p text:style-name="P40">compile_files([File|Files],Inc,Bin,Opt,Deps) -&gt;</text:p>
      <text:p text:style-name="P40"><text:soft-page-break/><text:s text:c="4"/>case (module(filetype(File))):compile(File,Inc,Bin,Opt,Deps) of</text:p>
      <text:p text:style-name="P40"><text:s text:c="9"/>true -&gt; true;</text:p>
      <text:p text:style-name="P40"><text:s text:c="9"/>false -&gt; compile_files(Files,Inc,Bin,Opt,Deps);</text:p>
      <text:p text:style-name="P40"><text:s text:c="9"/>X -&gt; mad:info("Compilation Error: ~p~n",[{X,File}]), true end.</text:p>
      <text:p text:style-name="P40"/>
      <text:p text:style-name="P40">module("erl") <text:s text:c="5"/>-&gt; mad_erl;</text:p>
      <text:p text:style-name="P40">module("erl.src") <text:s/>-&gt; mad_utils;</text:p>
      <text:p text:style-name="P40">module("yrl") <text:s text:c="5"/>-&gt; mad_yecc;</text:p>
      <text:p text:style-name="P40">module("xrl") <text:s text:c="5"/>-&gt; mad_leex;</text:p>
      <text:p text:style-name="P40">module("app.src") <text:s/>-&gt; mad_app;</text:p>
      <text:p text:style-name="P40">module(_) <text:s text:c="9"/>-&gt; mad_none.</text:p>
      <text:p text:style-name="P16"/>
      <text:p text:style-name="P16"/>
      <text:h text:style-name="P57" text:outline-level="3">Fetch – <text:span text:style-name="T8">4 parameters</text:span></text:h>
      <text:p text:style-name="P12">Fetches files from git repository. <text:s/>Not documented but supported via mad_local.</text:p>
      <text:h text:style-name="P58" text:outline-level="3">Up</text:h>
      <text:p text:style-name="P14">Updates your local development dependencies with updates to the master repository. <text:s/>It thus updates your local copy.</text:p>
      <text:h text:style-name="P59" text:outline-level="3">App &lt;<text:span text:style-name="T10">webdir</text:span>&gt;</text:h>
      <text:p text:style-name="P18">Stores files starting with the string “priv/web” from the currently executing escript in the local file system in directory “./&lt;webdir&gt;”.</text:p>
      <text:h text:style-name="P60" text:outline-level="3">Release (beam|ling|script) &lt;name&gt;</text:h>
      <text:p text:style-name="P25">Generate a release of the system using the indicated packaging mechanism and name. <text:s/>The runc and depot packaging methods seem to no longer be supported in source code so it is difficult to understand their function. <text:s/>The script backend is highly portable an the preferred option for most situations. <text:s/>Ling is useful for building to Raspberry Pi. <text:s/>The Beam backend seems to do a traditional erlang systools release which is the preferred option for hot code updates.</text:p>
      <text:p text:style-name="P28">The release script form makes a call the mad_resolve:main([]). <text:s/>This then calculates the application dependencies from the application files in deps/*/ebin/*.app. <text:s/>These dependencies are organised into a list of applications to start which is ordered according to when that application must be started. <text:s/>This list is stored in the file .applist. <text:s/>This process resolves transitive dependencies so that the app file needs only record direct dependencies.</text:p>
      <text:p text:style-name="P26">The name of the package should be the same as the main module for the system. <text:s/>This main module, in accordance with escript requirements should have a main/1 entry point. <text:s/>Here is the main entry point for the sample review application that comes with n2o:</text:p>
      <text:p text:style-name="P26">main(A) <text:s text:c="3"/>-&gt; mad:main(A).</text:p>
      <text:p text:style-name="P26">By calling mad in this way, the parameter processing of mad becomes available the resulting script. <text:s text:c="2"/>In this way a release called review is started from the resulting package with the command line call:</text:p>
      <text:p text:style-name="P26">escript sample start</text:p>
      <text:p text:style-name="P26"><text:soft-page-break/></text:p>
      <text:h text:style-name="P61" text:outline-level="3">Clean</text:h>
      <text:p text:style-name="P19">Deletes compiled erlang files in currrent project</text:p>
      <text:h text:style-name="P61" text:outline-level="3">Start</text:h>
      <text:p text:style-name="P20">Starts as a daemon process the current script file. <text:s/><text:span text:style-name="T11">The sample application can be started with:</text:span></text:p>
      <text:p text:style-name="P17"><text:span text:style-name="T11">cd n2o/sample</text:span><text:line-break/>./<text:span text:style-name="T11">mad start</text:span></text:p>
      <text:p text:style-name="P21">After running this command the sample application can be run in a browser on port 8000. <text:s/>In<text:span text:style-name="T14">t</text:span>erestingly, this start command does <text:span text:style-name="T12">not</text:span><text:span text:style-name="T13"> directly run the application. <text:s/>Running ps -ax reveals the following command:</text:span></text:p>
      <text:p text:style-name="P23">/usr/lib/erlang/erts-7.1/bin/run_erl -daemon . . exec ./mad sh </text:p>
      <text:h text:style-name="Heading_20_3" text:outline-level="3">sh</text:h>
      <text:p text:style-name="P24">Sh starts the user application using the list of applications stored in .applist.</text:p>
      <text:h text:style-name="P61" text:outline-level="3">Attach</text:h>
      <text:p text:style-name="P19">Prints the message “te_erl” to current output device</text:p>
      <text:h text:style-name="P61" text:outline-level="3">Stop</text:h>
      <text:p text:style-name="P22">This should stop a process started with start. <text:s/></text:p>
      <text:p text:style-name="P22">./mad stop</text:p>
      <text:p text:style-name="P22">It appears not to work.</text:p>
      <text:h text:style-name="P51" text:outline-level="2">The self-compile test</text:h>
      <text:p text:style-name="Text_20_body">This fact was used to build a self test that was in turn used as a sanity test for the code refactoring. <text:s/><text:span text:style-name="T1">The erlang common test isolates tests into a special test environment. <text:s/>Within this environment a new mad environment could be built and then that new build environment used to build itself. <text:s/>Passing this does not mean that the software is bug free, however if it cannot do this task it definitely has bugs. <text:s/>This test code is shown below. <text:s/>A large part of the code is a recursive file copy. <text:s/>Keeping this in Erlang keeps the code portable. <text:s/>The recursive file copies are used to setup the test environment. <text:s/>Another utility function is do_valid_cmd, which executes commands in the shell and <text:s/>checks the exit status.</text:span></text:p>
      <text:p text:style-name="P1">module(mad_selfcompile_SUITE).</text:p>
      <text:p text:style-name="P31">-include_lib("common_test/include/ct.hrl").</text:p>
      <text:p text:style-name="P31">-export([all/0,init_per_suite/1,end_per_suite/1]).</text:p>
      <text:p text:style-name="P31">-export([selfcompile/1]).</text:p>
      <text:p text:style-name="P31"/>
      <text:p text:style-name="P31">%% mad is compiled into an escript</text:p>
      <text:p text:style-name="P31">%% This test uses a known good copy of mad</text:p>
      <text:p text:style-name="P31">%% to compile the System Under Test</text:p>
      <text:p text:style-name="P31"><text:soft-page-break/>%% The resulting script is then used to compile</text:p>
      <text:p text:style-name="P31">%% the system under test which should compile okay</text:p>
      <text:p text:style-name="P31">all() -&gt;</text:p>
      <text:p text:style-name="P31"><text:s text:c="4"/>[selfcompile].</text:p>
      <text:p text:style-name="P31">init_per_suite(Config) -&gt;</text:p>
      <text:p text:style-name="P31"><text:s text:c="4"/>PrivDir=get_value(priv_dir,Config),</text:p>
      <text:p text:style-name="P31"><text:s text:c="4"/>DataDir=get_value(data_dir,Config),</text:p>
      <text:p text:style-name="P31"><text:s text:c="4"/>Fn=filename:join([DataDir,"TestConfig"]),</text:p>
      <text:p text:style-name="P31"><text:s text:c="4"/>ok=copy_file(filename:join(DataDir,"oldmad"),filename:join(PrivDir,"oldmad")),</text:p>
      <text:p text:style-name="P31"><text:s text:c="4"/>{ok,UserConfig} = file:consult(Fn),</text:p>
      <text:p text:style-name="P31"><text:s text:c="4"/>assert(is_property_list(UserConfig),"TestConfig does not return a valid property list"),</text:p>
      <text:p text:style-name="P31"><text:s text:c="4"/>NewConfig = Config ++ UserConfig,</text:p>
      <text:p text:style-name="P31"><text:s text:c="4"/>SrcDir=get_value(srcdir,NewConfig),</text:p>
      <text:p text:style-name="P31"><text:s text:c="4"/>copy_files(SrcDir,filename:absname("."),{recursive,false}),</text:p>
      <text:p text:style-name="P31"><text:s text:c="4"/>copy_files(filename:join(SrcDir,"src"),filename:absname("src"),{recursive,true}),</text:p>
      <text:p text:style-name="P31"><text:s text:c="4"/>copy_files(filename:join(SrcDir,"deps"),filename:absname("deps"),{recursive,true}),</text:p>
      <text:p text:style-name="P31"><text:s text:c="4"/>copy_files(filename:join(SrcDir,"include"),filename:absname("include"),{recursive,true}),</text:p>
      <text:p text:style-name="P31"><text:s text:c="4"/>% do_valid_cmd("cp --recursive "++filename:join(SrcDir,"src")++" ./src"),</text:p>
      <text:p text:style-name="P31"><text:s text:c="4"/>% do_valid_cmd("cp --recursive "++filename:join(SrcDir,"deps")++" ./deps"),</text:p>
      <text:p text:style-name="P31"><text:s text:c="4"/>% do_valid_cmd("cp --recursive "++filename:join(SrcDir,"include")++" ./include"),</text:p>
      <text:p text:style-name="P31"><text:s text:c="4"/>do_valid_cmd("mkdir ebin"),</text:p>
      <text:p text:style-name="P31"><text:s text:c="4"/>do_valid_cmd("make"),</text:p>
      <text:p text:style-name="P31"><text:s text:c="4"/>NewConfig.</text:p>
      <text:p text:style-name="P31"/>
      <text:p text:style-name="P31">copy_files(SrcDir,DstDir,{recursive,Recursive}) -&gt;</text:p>
      <text:p text:style-name="P31"><text:s text:c="4"/>ct_logs:tc_pal(file_copy,"Current Working directory~n~s",[filename:absname(".")]),</text:p>
      <text:p text:style-name="P31"><text:s text:c="4"/>case file:make_dir(DstDir) of</text:p>
      <text:p text:style-name="P31"><text:tab/>ok -&gt; ok;</text:p>
      <text:p text:style-name="P31"><text:tab/>{error,eexist} -&gt; ok</text:p>
      <text:p text:style-name="P31"><text:s text:c="4"/>end,</text:p>
      <text:p text:style-name="P31"><text:s text:c="4"/>{ok,Files}=file:list_dir(SrcDir),</text:p>
      <text:p text:style-name="P31"><text:s text:c="4"/>copy_filelist(Files,SrcDir,DstDir,Recursive).</text:p>
      <text:p text:style-name="P31"/>
      <text:p text:style-name="P31">copy_filelist([],_,_,_) -&gt;</text:p>
      <text:p text:style-name="P31"><text:s text:c="4"/>ok;</text:p>
      <text:p text:style-name="P31">copy_filelist([H|T],SrcDir,DstDir,Recursive) -&gt;</text:p>
      <text:p text:style-name="P31"><text:s text:c="4"/>Pn = filename:join([SrcDir,H]),</text:p>
      <text:p text:style-name="P31"><text:s text:c="4"/>copy_head(filelib:is_regular(Pn),filelib:is_dir(Pn),Recursive,Pn,DstDir),</text:p>
      <text:p text:style-name="P31"><text:s text:c="4"/>copy_filelist(T,SrcDir,DstDir,Recursive).</text:p>
      <text:p text:style-name="P31"/>
      <text:p text:style-name="P31">copy_head(true,false,_,H,DstDir) -&gt;</text:p>
      <text:p text:style-name="P31"><text:s text:c="4"/>DstFile = filename:join(DstDir,filename:basename(H)),</text:p>
      <text:p text:style-name="P31"><text:s text:c="4"/>copy_file(H,DstFile);</text:p>
      <text:p text:style-name="P31">copy_head(false,true,false,_,_) -&gt;</text:p>
      <text:p text:style-name="P31"><text:s text:c="4"/>ok;</text:p>
      <text:p text:style-name="P31">copy_head(false,true,true,Dirname,DstDir) -&gt;</text:p>
      <text:p text:style-name="P31"><text:s text:c="4"/>NewDst = filename:join(DstDir,filename:basename(Dirname)),</text:p>
      <text:p text:style-name="P31"><text:s text:c="4"/>copy_files(Dirname,NewDst,{recursive,true}).</text:p>
      <text:p text:style-name="P31"/>
      <text:p text:style-name="P31">copy_file(Src,Dst) -&gt;</text:p>
      <text:p text:style-name="P31"><text:s text:c="4"/>ct_logs:tc_pal(file_copy,"~s ~s",[Src,Dst]),</text:p>
      <text:p text:style-name="P31"><text:s text:c="4"/>{ok,_}=file:copy(Src,Dst),</text:p>
      <text:p text:style-name="P31"><text:s text:c="4"/>{ok,Fi}=file:read_file_info(Src),</text:p>
      <text:p text:style-name="P31"><text:s text:c="4"/>ok=file:write_file_info(Dst,Fi).</text:p>
      <text:p text:style-name="P31"><text:s text:c="3"/></text:p>
      <text:p text:style-name="P31">do_valid_cmd(Cmd) -&gt;</text:p>
      <text:p text:style-name="P31"><text:s text:c="4"/>ct_logs:tc_pal(os_cmd,"~s",[Cmd]),</text:p>
      <text:p text:style-name="P31"><text:soft-page-break/><text:s text:c="4"/>Result=os:cmd(Cmd ++ " &amp;&amp; echo ok"),</text:p>
      <text:p text:style-name="P31"><text:s text:c="4"/>SR=lists:reverse(string:tokens(Result,"\n\r")),</text:p>
      <text:p text:style-name="P31"><text:s text:c="4"/>valid_cmd(Cmd,Result,SR).</text:p>
      <text:p text:style-name="P31">valid_cmd(Cmd,[],[]) -&gt;</text:p>
      <text:p text:style-name="P31"><text:s text:c="4"/>ct_logs:tc_pal(os_cmd_error,"~ts",[Cmd]),</text:p>
      <text:p text:style-name="P31"><text:s text:c="4"/>error("Command returned no info");</text:p>
      <text:p text:style-name="P31">valid_cmd(_,_,["ok"|_]) -&gt;</text:p>
      <text:p text:style-name="P31"><text:s text:c="4"/>ct_logs:tc_pal(os_cmd," <text:s/>ok~n",[]),</text:p>
      <text:p text:style-name="P31"><text:s text:c="4"/>ok;</text:p>
      <text:p text:style-name="P31">valid_cmd(Cmd,Result,_) -&gt;</text:p>
      <text:p text:style-name="P31"><text:s text:c="4"/>Msg = lists:flatten(Cmd++"/n"++Result),</text:p>
      <text:p text:style-name="P31"><text:s text:c="4"/>ct_logs:tc_pal(os_cmd_error,"~ts",[Msg]),</text:p>
      <text:p text:style-name="P31"><text:s text:c="4"/>error(Msg).</text:p>
      <text:p text:style-name="P31"/>
      <text:p text:style-name="P31">end_per_suite(_Config) -&gt; ok.</text:p>
      <text:p text:style-name="P31"/>
      <text:p text:style-name="P31">selfcompile(_) -&gt;</text:p>
      <text:p text:style-name="P31"><text:s text:c="4"/>{ok,_}=file:copy("oldmad","mad"),</text:p>
      <text:p text:style-name="P31"><text:s text:c="4"/>%% return status deliberately not checked for successful deletion newmad, newmad2</text:p>
      <text:p text:style-name="P31"><text:s text:c="4"/>%% it is possible that they do not exist which would be fine</text:p>
      <text:p text:style-name="P31"><text:s text:c="4"/>file:delete("newmad"),</text:p>
      <text:p text:style-name="P31"><text:s text:c="4"/>file:delete("newmad2"),</text:p>
      <text:p text:style-name="P31"><text:s text:c="4"/>%% having just been deleted these files should not exist, <text:s/>check.</text:p>
      <text:p text:style-name="P31"><text:s text:c="4"/>false = filelib:is_regular("newmad"),</text:p>
      <text:p text:style-name="P31"><text:s text:c="4"/>false = filelib:is_regular("newmad2"),</text:p>
      <text:p text:style-name="P31"><text:s text:c="4"/>do_valid_cmd("./mad release script newmad"),</text:p>
      <text:p text:style-name="P31"><text:s text:c="4"/>ok=file:delete("mad"),</text:p>
      <text:p text:style-name="P31"><text:s text:c="4"/>ok=file:rename("newmad","mad"),</text:p>
      <text:p text:style-name="P31"><text:s text:c="4"/>do_valid_cmd("./mad release script newmad2"),</text:p>
      <text:p text:style-name="P31"><text:s text:c="4"/>true = filelib:is_regular("newmad2").</text:p>
      <text:p text:style-name="P31"/>
      <text:p text:style-name="P31">is_property_list([]) -&gt;</text:p>
      <text:p text:style-name="P31"><text:s text:c="4"/>true;</text:p>
      <text:p text:style-name="P31">is_property_list([{_Key,_Value}|Rest]) -&gt;</text:p>
      <text:p text:style-name="P31"><text:s text:c="4"/>is_property_list(Rest).</text:p>
      <text:p text:style-name="P31"/>
      <text:p text:style-name="P31">assert(true,_) -&gt;</text:p>
      <text:p text:style-name="P31"><text:s text:c="4"/>ok;</text:p>
      <text:p text:style-name="P31">assert(ok,_) -&gt;</text:p>
      <text:p text:style-name="P31"><text:s text:c="4"/>ok;</text:p>
      <text:p text:style-name="P31">assert(T,_) when is_tuple(T) andalso ok=:=element(1,T) -&gt;</text:p>
      <text:p text:style-name="P31"><text:s text:c="4"/>ok;</text:p>
      <text:p text:style-name="P31">assert(_,Msg) -&gt;</text:p>
      <text:p text:style-name="P31"><text:s text:c="4"/>error("assertion failed: "++Msg).</text:p>
      <text:p text:style-name="P31"/>
      <text:p text:style-name="P31"/>
      <text:p text:style-name="P31">get_value(Key,PropList) -&gt; <text:s text:c="3"/></text:p>
      <text:p text:style-name="P31"><text:s text:c="4"/>valid_key(Key,proplists:get_value(Key,PropList)).</text:p>
      <text:p text:style-name="P31">valid_key(Key,undefined) -&gt;</text:p>
      <text:p text:style-name="P31"><text:s text:c="4"/>error(io_lib:format("undefined configuration key ~p",[Key]));</text:p>
      <text:p text:style-name="P31">valid_key(_,Value) -&gt; Value.</text:p>
      <text:p text:style-name="P31"/>
      <text:h text:style-name="P52" text:outline-level="2">The original parser code</text:h>
      <text:p text:style-name="P11">The original parser recognized command tokens using the function atomize. <text:s/><text:span text:style-name="T6">P</text:span>arameter tokens were not in this list and used the presence of the command tokens to structure of the form {&lt;command token&gt; &lt;parameter list&gt;}. <text:s/>The processing of the parameter list was done in a right to left fashion pushing the commands to the front of the list, and pushing on the parameters from right to left.</text:p>
      <text:p text:style-name="Text_20_body"/>
      <text:p text:style-name="P41"><text:soft-page-break/>main(Params)-&gt;</text:p>
      <text:p text:style-name="P41"/>
      <table:table table:name="Table2" table:style-name="Table2">
        <table:table-column table:style-name="Table2.A"/>
        <table:table-row>
          <table:table-cell table:style-name="Table2.A1" office:value-type="string">
            <text:p text:style-name="P41">{ Invalid, Valid } = lists:foldr(<text:bookmark text:name="L111"/></text:p>
          </table:table-cell>
        </table:table-row>
        <table:table-row>
          <table:table-cell table:style-name="Table2.A1" office:value-type="string">
            <text:p text:style-name="P41">fun (X,{C,R}) when is_atom(X) -&gt; {[],[{X,C}|R]};<text:bookmark text:name="L121"/></text:p>
          </table:table-cell>
        </table:table-row>
        <table:table-row>
          <table:table-cell table:style-name="Table2.A1" office:value-type="string">
            <text:p text:style-name="P41"/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bookmark text:name="LC8"/>main(Params)-&gt;<text:bookmark text:name="L9"/></text:p>
          </table:table-cell>
          <table:table-cell table:style-name="Table1.B1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bookmark text:name="LC9"/></text:p>
          </table:table-cell>
          <table:table-cell table:style-name="Table1.A1" office:value-type="string">
            <text:p text:style-name="Table_20_Contents"><text:bookmark text:name="L10"/></text:p>
          </table:table-cell>
        </table:table-row>
        <table:table-row>
          <table:table-cell table:style-name="Table1.A2" office:value-type="string">
            <text:p text:style-name="Table_20_Contents"><text:bookmark text:name="LC10"/></text:p>
          </table:table-cell>
          <table:table-cell table:style-name="Table1.A1" office:value-type="string">
            <text:p text:style-name="Table_20_Contents">{ Invalid, Valid } = lists:foldr(<text:bookmark text:name="L11"/></text:p>
          </table:table-cell>
        </table:table-row>
        <table:table-row>
          <table:table-cell table:style-name="Table1.A2" office:value-type="string">
            <text:p text:style-name="Table_20_Contents"><text:bookmark text:name="LC11"/></text:p>
          </table:table-cell>
          <table:table-cell table:style-name="Table1.A1" office:value-type="string">
            <text:p text:style-name="Table_20_Contents">fun (X,{C,R}) when is_atom(X) -&gt; {[],[{X,C}|R]};<text:bookmark text:name="L12"/></text:p>
          </table:table-cell>
        </table:table-row>
        <table:table-row>
          <table:table-cell table:style-name="Table1.A2" office:value-type="string">
            <text:p text:style-name="Table_20_Contents"><text:bookmark text:name="LC12"/></text:p>
          </table:table-cell>
          <table:table-cell table:style-name="Table1.A1" office:value-type="string">
            <text:p text:style-name="Table_20_Contents">(X,{C,R}) -&gt; {[X|C],R} end,</text:p>
            <text:p text:style-name="Table_20_Contents"><text:bookmark text:name="L13"/></text:p>
          </table:table-cell>
        </table:table-row>
        <table:table-row>
          <table:table-cell table:style-name="Table1.A2" office:value-type="string">
            <text:p text:style-name="Table_20_Contents"><text:bookmark text:name="LC13"/></text:p>
          </table:table-cell>
          <table:table-cell table:style-name="Table1.A1" office:value-type="string">
            <text:p text:style-name="Table_20_Contents">{[],[]}, lists:map(fun atomize/1, Params)),<text:bookmark text:name="L14"/></text:p>
          </table:table-cell>
        </table:table-row>
        <table:table-row>
          <table:table-cell table:style-name="Table1.A2" office:value-type="string">
            <text:p text:style-name="Table_20_Contents"><text:bookmark text:name="LC14"/></text:p>
          </table:table-cell>
          <table:table-cell table:style-name="Table1.A1" office:value-type="string">
            <text:p text:style-name="Table_20_Contents"><text:bookmark text:name="L15"/></text:p>
          </table:table-cell>
        </table:table-row>
        <table:table-row>
          <table:table-cell table:style-name="Table1.A2" office:value-type="string">
            <text:p text:style-name="Table_20_Contents"><text:bookmark text:name="LC15"/></text:p>
          </table:table-cell>
          <table:table-cell table:style-name="Table1.A1" office:value-type="string">
            <text:p text:style-name="Table_20_Contents">return(lists:any(fun({error,_}) -&gt; true;<text:bookmark text:name="L16"/></text:p>
          </table:table-cell>
        </table:table-row>
        <table:table-row>
          <table:table-cell table:style-name="Table1.A2" office:value-type="string">
            <text:p text:style-name="Table_20_Contents"><text:bookmark text:name="LC16"/></text:p>
          </table:table-cell>
          <table:table-cell table:style-name="Table1.A1" office:value-type="string">
            <text:p text:style-name="Table_20_Contents">(_) -&gt; false end,<text:bookmark text:name="L17"/></text:p>
          </table:table-cell>
        </table:table-row>
        <table:table-row>
          <table:table-cell table:style-name="Table1.A2" office:value-type="string">
            <text:p text:style-name="Table_20_Contents"><text:bookmark text:name="LC17"/></text:p>
          </table:table-cell>
          <table:table-cell table:style-name="Table1.A1" office:value-type="string">
            <text:p text:style-name="Table_20_Contents">lists:flatten(<text:bookmark text:name="L18"/></text:p>
          </table:table-cell>
        </table:table-row>
        <table:table-row>
          <table:table-cell table:style-name="Table1.A2" office:value-type="string">
            <text:p text:style-name="Table_20_Contents"><text:bookmark text:name="LC18"/></text:p>
          </table:table-cell>
          <table:table-cell table:style-name="Table1.A1" office:value-type="string">
            <text:p text:style-name="Table_20_Contents">lists:foldl(<text:bookmark text:name="L19"/></text:p>
          </table:table-cell>
        </table:table-row>
        <table:table-row>
          <table:table-cell table:style-name="Table1.A2" office:value-type="string">
            <text:p text:style-name="Table_20_Contents"><text:bookmark text:name="LC19"/></text:p>
          </table:table-cell>
          <table:table-cell table:style-name="Table1.A1" office:value-type="string">
            <text:p text:style-name="Table_20_Contents">fun ({Fun,Arg},[]) -&gt; errors((profile()):Fun(Arg));<text:bookmark text:name="L20"/></text:p>
          </table:table-cell>
        </table:table-row>
        <table:table-row>
          <table:table-cell table:style-name="Table1.A2" office:value-type="string">
            <text:p text:style-name="Table_20_Contents"><text:bookmark text:name="LC20"/></text:p>
          </table:table-cell>
          <table:table-cell table:style-name="Table1.A1" office:value-type="string">
            <text:p text:style-name="Table_20_Contents">({_,_},Err) -&gt; errors(Invalid), {return,Err} end, [], Valid)))).<text:bookmark text:name="L2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</table:table-row>
      </table:table>
      <text:p text:style-name="Text_20_body"><text:line-break/></text:p>
      <text:h text:style-name="P52" text:outline-level="2">The first restructure</text:h>
      <text:p text:style-name="P3">The parser and the execution have been put into separate subroutines. <text:s/>Pattern matching on execute_all is used to identify good and bad input and recursive calls to execute_cmd process the parameter list. <text:s/>Finally, this code has been tested okay be the selfcompile test.</text:p>
      <text:p text:style-name="P2"/>
      <text:p text:style-name="P2">module(mad).</text:p>
      <text:p text:style-name="P32">-copyright('Maxim Sokhatsky').</text:p>
      <text:p text:style-name="P32">-include("mad.hrl").</text:p>
      <text:p text:style-name="P32">-export([main/1,profile/0,info/2]).</text:p>
      <text:p text:style-name="P32"/>
      <text:p text:style-name="P32">%% Code simplified and commented by Tony Wallace (AJW)</text:p>
      <text:p text:style-name="P32">%% 18 October 2015</text:p>
      <text:p text:style-name="P32"/>
      <text:p text:style-name="P32">main([]) <text:s text:c="9"/>-&gt; help();</text:p>
      <text:p text:style-name="P32">main(Params) <text:s text:c="5"/>-&gt;</text:p>
      <text:p text:style-name="P32"><text:s text:c="4"/>io:format("mad:main(~p)~n",[Params]),</text:p>
      <text:p text:style-name="P32"><text:s text:c="4"/>R = mad_parser(Params),</text:p>
      <text:p text:style-name="P32"><text:s text:c="4"/>io:format("parse output ~p~n",[R]),</text:p>
      <text:p text:style-name="P32"><text:s text:c="4"/>execute_all(R).</text:p>
      <text:p text:style-name="P32"/>
      <text:p text:style-name="P32">mad_parser(Params) -&gt;</text:p>
      <text:p text:style-name="P32"><text:s text:c="4"/>%% Comments by AJW</text:p>
      <text:p text:style-name="P32"><text:s text:c="4"/>%% This next expression parses the list Params,</text:p>
      <text:p text:style-name="P32"><text:s text:c="4"/>%% from right to left (foldr),</text:p>
      <text:p text:style-name="P32"><text:s text:c="4"/>%% accumulating string parameters in order in the first tuple position</text:p>
      <text:p text:style-name="P32"><text:s text:c="4"/>%% identifying commands because they have been atomised</text:p>
      <text:p text:style-name="P32"><text:s text:c="4"/>%% and then assembling these commands in order with their parameters</text:p>
      <text:p text:style-name="P32"><text:s text:c="4"/>%% in a list stored in the second tuple position</text:p>
      <text:p text:style-name="P32"/>
      <text:p text:style-name="P32"><text:s text:c="4"/>{ _UnmatchedStrings, _CommandList } = lists:foldr(</text:p>
      <text:p text:style-name="P32"><text:soft-page-break/><text:s text:c="31"/>fun (X,{C,R}) when is_atom(X) -&gt; {[],[{X,C}|R]};</text:p>
      <text:p text:style-name="P32"><text:s text:c="35"/>(X,{C,R}) -&gt; {[X|C],R} end,</text:p>
      <text:p text:style-name="P32"><text:s text:c="31"/>{[],[]}, lists:map(fun atomize/1, Params)).</text:p>
      <text:p text:style-name="P32"/>
      <text:p text:style-name="P32">execute_all({[],Valid}) -&gt;</text:p>
      <text:p text:style-name="P32"><text:s text:c="4"/>%% Run commands in order of original command line,</text:p>
      <text:p text:style-name="P32"><text:s text:c="4"/>%% using the command mapping (Dispatcher) as referenced in the "profile" application </text:p>
      <text:p text:style-name="P32"><text:s text:c="4"/>%% environment variable. <text:s/>The value of the environment variable is </text:p>
      <text:p text:style-name="P32"><text:s text:c="4"/>%% an atom that is the name of an erlang module that maps commands</text:p>
      <text:p text:style-name="P32"><text:s text:c="4"/>%% to erlang calls. <text:s/>See mad_local.erl for an example.</text:p>
      <text:p text:style-name="P32"><text:s text:c="4"/>%% See erlang_otp for documentation on application environment variables.</text:p>
      <text:p text:style-name="P32"><text:s text:c="4"/>%% When that variable is unset use mad_local.erl profile.</text:p>
      <text:p text:style-name="P32"><text:s text:c="4"/>%% Process in return values from the command with errors procedure,</text:p>
      <text:p text:style-name="P32"><text:s text:c="4"/>%% and return boolean, true if errors false if no errors.</text:p>
      <text:p text:style-name="P32"><text:s text:c="4"/>Dispatcher = profile(),</text:p>
      <text:p text:style-name="P32"><text:s text:c="4"/>execute_cmd(ok,Dispatcher,Valid);</text:p>
      <text:p text:style-name="P32">execute_all({Unmatched_Params,_}) -&gt;</text:p>
      <text:p text:style-name="P32"><text:s text:c="4"/>errors(Unmatched_Params),</text:p>
      <text:p text:style-name="P32"><text:s text:c="4"/>return(error).</text:p>
      <text:p text:style-name="P32"/>
      <text:p text:style-name="P32">execute_cmd(ok,Dispatcher,[{Fun,Arg}|ToDoList]) -&gt;</text:p>
      <text:p text:style-name="P32"><text:s text:c="4"/>%% This recursively dispatches commands</text:p>
      <text:p text:style-name="P32"><text:s text:c="4"/>io:format("Dispatching ~p with ~p~n",[Fun,Arg]),</text:p>
      <text:p text:style-name="P32"><text:s text:c="4"/>execute_cmd(</text:p>
      <text:p text:style-name="P32"><text:s text:c="6"/>errors((Dispatcher):Fun(Arg)),Dispatcher,ToDoList);</text:p>
      <text:p text:style-name="P32">execute_cmd(error,_,_) -&gt; </text:p>
      <text:p text:style-name="P32"><text:s text:c="4"/>return(error);</text:p>
      <text:p text:style-name="P32">execute_cmd(ok,_,[]) -&gt;</text:p>
      <text:p text:style-name="P32"><text:s text:c="4"/>return(ok).</text:p>
      <text:p text:style-name="P32"/>
      <text:h text:style-name="P53" text:outline-level="2">Rewrite with a yecc parser generator</text:h>
      <text:p text:style-name="P7">This first rewrite resulted in smaller and more readable code than the first version. <text:s/>The conformance of user supplied input to specification was not checked with the result that had to find bugs could occur. <text:s/>This rewrite used the yecc parser generator to check user input more closely. <text:s/><text:span text:style-name="T2">In particular the script command had full productions specified.</text:span></text:p>
      <text:p text:style-name="P8">The use of yecc required the parser to be split out of the mad.erl module. <text:s/>Although simple it also made sense for the lexical scanner to be split from the mad module. <text:s/>Self tests were incorporated into the lexical scanner. <text:s/>Parsing tests were incorporated into mad. <text:s/>These self tests aided the evolution of the scanner and parser by allowing changes to be quickly tested. <text:s/>It did however also require regular changes to the test data as this process continued. <text:s/>The final (as at the time of writing this document) versions of both the scanner and parser are shown.</text:p>
      <text:p text:style-name="P9">The scanner starts with a selftest routine which shows the expected productions for a specified input. <text:s/>These productions have to be compatible with those used in the parser so changes in the scanner may result in changes to the parser and visa-versa. <text:s/>Next comes the scan routine which is very short, a mapping and a renumbering. <text:s/>The map calls analyse which generates the token symbol in the form expected by a yecc generated parser. <text:s/>The renumbering numbers the commands this can be used with the parser to help identify the location of errors, but is currently unused.</text:p>
      <text:p text:style-name="P9">The analyse function has been expanded to recognise shortened forms of the tokens more accurately.</text:p>
      <text:p text:style-name="P33">%% implement a scanner</text:p>
      <text:p text:style-name="P33"><text:soft-page-break/>%% compatible with yecc generated parser</text:p>
      <text:p text:style-name="P33">%% some parser logic here to allow yecc parser to operate correctly</text:p>
      <text:p text:style-name="P33">-module (madscan).</text:p>
      <text:p text:style-name="P33">-export([scan/1,test/0]).</text:p>
      <text:p text:style-name="P33"/>
      <text:p text:style-name="P33">-type escript_parameters() :: [string()].</text:p>
      <text:p text:style-name="P33">-type lex() :: {atom(),integer(),atom()|string()}|{atom(),integer()}.</text:p>
      <text:p text:style-name="P33">-type lexical_parameters() :: [lex()].</text:p>
      <text:p text:style-name="P33">test() -&gt;</text:p>
      <text:p text:style-name="P33"><text:s text:c="4"/>% {error,command_expected} = scan([]),</text:p>
      <text:p text:style-name="P33"><text:s text:c="4"/>[{cmd,1,deps},{eof,1}] = scan(["deps"]),</text:p>
      <text:p text:style-name="P33"><text:s text:c="4"/>[{cmd,1,deps},{cmd,2,compile},{release,3},{parameter,3,"madlex"},{eof,3}] = scan(["deps","comp","release","madlex"]),</text:p>
      <text:p text:style-name="P33"><text:s text:c="4"/>ok.</text:p>
      <text:p text:style-name="P33"/>
      <text:p text:style-name="P33">-spec scan(escript_parameters()) -&gt; lexical_parameters() | {error,any()}. <text:s text:c="3"/></text:p>
      <text:p text:style-name="P33">scan(Parameters) -&gt;</text:p>
      <text:p text:style-name="P33"><text:s text:c="4"/>Lex1 = lists:map(fun analyse/1, Parameters)++[{eof,1}],</text:p>
      <text:p text:style-name="P33"><text:s text:c="4"/>renum(Lex1,[],0).</text:p>
      <text:p text:style-name="P33"><text:s text:c="4"/>%% for parser reasons, a seperator is placed after each command.</text:p>
      <text:p text:style-name="P33"><text:s text:c="4"/>%% the first entry must be a command</text:p>
      <text:p text:style-name="P33"><text:s text:c="4"/>%separators([],Lex1,0).</text:p>
      <text:p text:style-name="P33"/>
      <text:p text:style-name="P33">renum([],A,_) -&gt;</text:p>
      <text:p text:style-name="P33"><text:s text:c="4"/>lists:reverse(A);</text:p>
      <text:p text:style-name="P33">renum([{cmd,_,Cmd}|T],Acc,CmdNum) -&gt;</text:p>
      <text:p text:style-name="P33"><text:s text:c="4"/>renum(T,[{cmd,CmdNum+1,Cmd}|Acc],CmdNum+1);</text:p>
      <text:p text:style-name="P33">renum([{release,_}|T],Acc,CmdNum) -&gt;</text:p>
      <text:p text:style-name="P33"><text:s text:c="4"/>renum(T,[{release,CmdNum+1}|Acc],CmdNum+1);</text:p>
      <text:p text:style-name="P33">renum([{S,_,V}|T],Acc,CmdNum) -&gt;</text:p>
      <text:p text:style-name="P33"><text:s text:c="4"/>renum(T,[{S,CmdNum,V}|Acc],CmdNum);</text:p>
      <text:p text:style-name="P33">renum([{S,_}|T],Acc,CmdNum) -&gt;</text:p>
      <text:p text:style-name="P33"><text:s text:c="4"/>renum(T,[{S,CmdNum}|Acc],CmdNum).</text:p>
      <text:p text:style-name="P33"/>
      <text:p text:style-name="P33">-spec analyse(string()) -&gt; lex().</text:p>
      <text:p text:style-name="P33"/>
      <text:p text:style-name="P33">analyse("static") -&gt; {cmd,1,'static'};</text:p>
      <text:p text:style-name="P33">analyse("deploy") -&gt; {cmd,1,'deploy'};</text:p>
      <text:p text:style-name="P33">analyse("app"++_) -&gt; {cmd,1,'app'};</text:p>
      <text:p text:style-name="P33">analyse("dep") <text:s text:c="3"/>-&gt; {cmd,1,'deps'};</text:p>
      <text:p text:style-name="P33">analyse("deps") <text:s text:c="2"/>-&gt; {cmd,1,'deps'};</text:p>
      <text:p text:style-name="P33">analyse("cle") -&gt; {cmd,1,'clean'};</text:p>
      <text:p text:style-name="P33">analyse("clea") -&gt; {cmd,1,'clean'};</text:p>
      <text:p text:style-name="P33">analyse("clean") -&gt; {cmd,1,'clean'};</text:p>
      <text:p text:style-name="P33">analyse("com") -&gt; {cmd,1,'compile'};</text:p>
      <text:p text:style-name="P33">analyse("comp") -&gt; {cmd,1,'compile'};</text:p>
      <text:p text:style-name="P33">analyse("compi") -&gt; {cmd,1,'compile'};</text:p>
      <text:p text:style-name="P33">analyse("compil") -&gt; {cmd,1,'compile'};</text:p>
      <text:p text:style-name="P33">analyse("compile") -&gt; {cmd,1,'compile'};</text:p>
      <text:p text:style-name="P33">analyse("up") <text:s text:c="4"/>-&gt; {cmd,1,'up'};</text:p>
      <text:p text:style-name="P33">analyse("rel") -&gt; {release,1};</text:p>
      <text:p text:style-name="P33">analyse("rele") -&gt; {release,1};</text:p>
      <text:p text:style-name="P33">analyse("relea") -&gt; {release,1};</text:p>
      <text:p text:style-name="P33">analyse("releas") -&gt; {release,1};</text:p>
      <text:p text:style-name="P33">analyse("release") -&gt; {release,1};</text:p>
      <text:p text:style-name="P33">analyse("bun") -&gt; {cmd,1,'release'};</text:p>
      <text:p text:style-name="P33">analyse("bund") -&gt; {cmd,1,'release'};</text:p>
      <text:p text:style-name="P33">analyse("bundl") -&gt; {cmd,1,'release'};</text:p>
      <text:p text:style-name="P33">analyse("bundie") -&gt; {cmd,1,'release'};</text:p>
      <text:p text:style-name="P33">analyse("sta") -&gt; {cmd,1,'start'};</text:p>
      <text:p text:style-name="P33">analyse("star") -&gt; {cmd,1,'start'};</text:p>
      <text:p text:style-name="P33">analyse("start") -&gt; {cmd,1,'start'};</text:p>
      <text:p text:style-name="P33">analyse("sto") -&gt; {cmd,1,'stop'};</text:p>
      <text:p text:style-name="P33">analyse("stop") -&gt; {cmd,1,'stop'};</text:p>
      <text:p text:style-name="P33"><text:soft-page-break/>analyse("att") -&gt; {cmd,1,'attach'};</text:p>
      <text:p text:style-name="P33">analyse("atta") -&gt; {cmd,1,'attach'};</text:p>
      <text:p text:style-name="P33">analyse("attac") -&gt; {cmd,1,'attach'};</text:p>
      <text:p text:style-name="P33">analyse("attach") -&gt; {cmd,1,'attach'};</text:p>
      <text:p text:style-name="P33">analyse("sh") <text:s text:c="4"/>-&gt; {cmd,1,'sh'};</text:p>
      <text:p text:style-name="P33">analyse("rep"++_) -&gt; {cmd,1,'sh'};</text:p>
      <text:p text:style-name="P33">analyse("pla"++_) -&gt; {'release',1};</text:p>
      <text:p text:style-name="P33"/>
      <text:p text:style-name="P33">analyse("beam") -&gt; {rel_opt,1,'beam'};</text:p>
      <text:p text:style-name="P33">analyse("ling") -&gt; {rel_opt,1,'ling'};</text:p>
      <text:p text:style-name="P33">analyse("script") -&gt; {rel_opt,1,script};</text:p>
      <text:p text:style-name="P33">analyse("runc") -&gt; {rel_opt,1,runc};</text:p>
      <text:p text:style-name="P33">analyse("depot") -&gt; {rel_opt,1,depot};</text:p>
      <text:p text:style-name="P33"/>
      <text:p text:style-name="P33">analyse(Else) <text:s text:c="4"/>-&gt; {parameter,1,Else}.</text:p>
      <text:p text:style-name="P33"/>
      <text:p text:style-name="P33"/>
      <text:p text:style-name="P9">The following is the scanner definition mad_scanner.yrl. <text:s/>Note the production:</text:p>
      <text:p text:style-name="P9">command → release rel_opt parameter command </text:p>
      <text:p text:style-name="P9">Which specifies the definition of a release.</text:p>
      <text:p text:style-name="P33"/>
      <text:p text:style-name="P33"/>
      <text:p text:style-name="P34">Nonterminals command_string command command_sym option_sym parameter_sym cmd_opts cmd_opt.</text:p>
      <text:p text:style-name="P34">Terminals parameter cmd release opt eop rel_opt.</text:p>
      <text:p text:style-name="P34">Rootsymbol command_string.</text:p>
      <text:p text:style-name="P34">Endsymbol eof.</text:p>
      <text:p text:style-name="P34">command_string -&gt; command <text:s/>: '$1'.</text:p>
      <text:p text:style-name="P34">command -&gt; command_sym cmd_opts command : [{'$1','$2'}|'$3'].</text:p>
      <text:p text:style-name="P34">command -&gt;</text:p>
      <text:p text:style-name="P34"><text:s text:c="4"/>release rel_opt parameter command : [{ release , [unwrap('$2'), unwrap('$3')]} | '$4'].</text:p>
      <text:p text:style-name="P34">%command -&gt;</text:p>
      <text:p text:style-name="P34">% <text:s text:c="3"/>eof : [].</text:p>
      <text:p text:style-name="P34">command -&gt;</text:p>
      <text:p text:style-name="P34"><text:s text:c="3"/>'$empty' : [].</text:p>
      <text:p text:style-name="P34">cmd_opts -&gt;</text:p>
      <text:p text:style-name="P34"><text:s text:c="4"/>cmd_opt cmd_opts : ['$1' | '$2'].</text:p>
      <text:p text:style-name="P34">cmd_opts -&gt;</text:p>
      <text:p text:style-name="P34"><text:s text:c="3"/>'$empty' : [].</text:p>
      <text:p text:style-name="P34">cmd_opt -&gt;</text:p>
      <text:p text:style-name="P34"><text:s text:c="4"/>option_sym : '$1'.</text:p>
      <text:p text:style-name="P34">cmd_opt -&gt;</text:p>
      <text:p text:style-name="P34"><text:s text:c="4"/>parameter_sym : </text:p>
      <text:p text:style-name="P34"><text:s text:c="8"/>'$1'.</text:p>
      <text:p text:style-name="P34">command_sym -&gt; cmd </text:p>
      <text:p text:style-name="P34"><text:tab/> <text:s text:c="3"/>: <text:tab/><text:tab/> <text:s text:c="2"/></text:p>
      <text:p text:style-name="P34"><text:tab/> <text:s text:c="6"/>V=unwrap('$1'),</text:p>
      <text:p text:style-name="P34"><text:tab/> <text:s text:c="6"/>V.</text:p>
      <text:p text:style-name="P34">option_sym -&gt;</text:p>
      <text:p text:style-name="P34"><text:s text:c="4"/>opt : unwrap('$1').</text:p>
      <text:p text:style-name="P34">parameter_sym -&gt;</text:p>
      <text:p text:style-name="P34"><text:s text:c="4"/>parameter : unwrap('$1').</text:p>
      <text:p text:style-name="P34">Erlang code.</text:p>
      <text:p text:style-name="P34"/>
      <text:p text:style-name="P34">unwrap({_,_,V}) -&gt; V.</text:p>
      <text:p text:style-name="P34"/>
      <text:h text:style-name="P54" text:outline-level="2"><text:soft-page-break/>Operational Deployment</text:h>
      <text:h text:style-name="P62" text:outline-level="3">Escript Deployment</text:h>
      <text:p text:style-name="P27">The resulting self contained script file from packaging with the escript module, if correctly constructed, can be started with:</text:p>
      <text:p text:style-name="P27">./&lt;scriptname&gt; start</text:p>
      <text:p text:style-name="P27">However the corresponding stop command is not currently supported.</text:p>
      <text:p text:style-name="P29">Unfortunately the .applist from the build directory is not included in the generated escript. <text:s/>I consider this a bug. <text:s/>When deploying from a escript this file needs to be copied and installed along with the script file.</text:p>
      <text:h text:style-name="P49" text:outline-level="1">Bugs</text:h>
      <text:list xml:id="list1996521308769116291" text:style-name="List_20_1">
        <text:list-item>
          <text:p text:style-name="P42">Packaged scripts not responding to io correctly. <text:s/>See xslt_extn. <text:s/><text:span text:style-name="T16">The question of why this is so has not been established. <text:s/>Possibly the erlang emulator has been started with incompatible options, or something to do with the packaging process itself. <text:s/>Escripts that have not been packaged, such as beam files do not exhibit this behaviour.</text:span></text:p>
          <text:p text:style-name="P43">The plan is as follows: <text:s/>Create a minimal packaged escript that exhibits the problem, and then track it down.<text:line-break/><text:span text:style-name="T17">Progress report. <text:s/>Not a bug introduced by mymad – exists with original mad.</text:span></text:p>
          <text:p text:style-name="P44">Progress report. <text:s/>Not related to escript executing an archive. <text:s/>Contents of ebin directory saved into a zip file, this zipfile then executed with escript and okay.</text:p>
          <text:p text:style-name="P45">Progress report. <text:s/>Can make a valid executeable with:<text:line-break/>escript:create(“bug01”,[shebang,{archive,bug01.zip}]).<text:line-break/><text:span text:style-name="T18">Tried commenting out the emuargs parameter of mad_script.erl and that resulted in a positive result.<text:line-break/>Edited mad_script.erl made it consult the emuargs key of the configuration file, and defaulted this to “+pc unicode”. <text:s/>Identified the problem argument as “-noinput”.</text:span><text:line-break/></text:p>
        </text:list-item>
      </text:list>
      <text:h text:style-name="P50" text:outline-level="1">Enhancements</text:h>
      <text:list xml:id="list220802338381271" text:continue-numbering="true" text:style-name="List_20_1">
        <text:list-item>
          <text:p text:style-name="P46">Include .applist into package<text:line-break/><text:span text:style-name="T15">Not needed, when main application is in app directory, everything works well without .applist</text:span></text:p>
        </text:list-item>
        <text:list-item>
          <text:p text:style-name="P46">Option to list contents of package</text:p>
        </text:list-item>
        <text:list-item>
          <text:p text:style-name="P47">prune option. <text:s/><text:span text:style-name="T19">(suggestion -not yet implemented)</text:span><text:line-break/>Some packages have dependencies or example which should not be included to prevent code bloat. <text:s/>A purne option in rebar.config would fix this.</text:p>
        </text:list-item>
        <text:list-item>
          <text:p text:style-name="P47">Some dependencies will be built with different tool such as make. <text:s/>If there is no rebar.config file but there is a makefile then compile the dependency with make. <text:s/>This should be logged.</text:p>
        </text:list-item>
        <text:list-item>
          <text:p text:style-name="P48"><text:soft-page-break/>Escript emulation arguments settable in rebar.config with {emuargs,”argument string”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5-12-08T20:52:01.491613191</meta:creation-date>
    <dc:date>2016-02-21T22:07:58.962865027</dc:date>
    <dc:creator>tony </dc:creator>
    <meta:editing-duration>PT8H2M33S</meta:editing-duration>
    <meta:editing-cycles>35</meta:editing-cycles>
    <meta:generator>LibreOffice/4.2.8.2$Linux_X86_64 LibreOffice_project/420m0$Build-2</meta:generator>
    <meta:document-statistic meta:table-count="2" meta:image-count="0" meta:object-count="0" meta:page-count="12" meta:paragraph-count="373" meta:word-count="2476" meta:character-count="20511" meta:non-whitespace-character-count="17528"/>
  </office:meta>
</office:document-meta>
</file>